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paragraph-properties fo:text-align="end" style:justify-single-word="false"/>
      <style:text-properties style:font-name="Arial" officeooo:rsid="0013bbf0" officeooo:paragraph-rsid="0013bbf0"/>
    </style:style>
    <style:style style:name="P2" style:family="paragraph" style:parent-style-name="Footer">
      <style:paragraph-properties fo:text-align="center" style:justify-single-word="false"/>
    </style:style>
    <style:style style:name="P3" style:family="paragraph" style:parent-style-name="Standard">
      <style:text-properties fo:font-size="14pt" officeooo:rsid="0012af09" officeooo:paragraph-rsid="0012af09" style:font-size-asian="14pt" style:font-size-complex="14pt"/>
    </style:style>
    <style:style style:name="P4" style:family="paragraph" style:parent-style-name="Standard">
      <style:paragraph-properties fo:text-align="start" style:justify-single-word="false"/>
      <style:text-properties style:font-name="Arial" fo:font-size="12pt" fo:font-weight="normal" officeooo:rsid="0013bbf0" officeooo:paragraph-rsid="0013bbf0"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fo:font-weight="normal" officeooo:rsid="0014a117" officeooo:paragraph-rsid="0014a117"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fo:font-weight="normal" officeooo:rsid="00169bb3" officeooo:paragraph-rsid="00169bb3"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fo:font-weight="normal" officeooo:rsid="00163c9b" officeooo:paragraph-rsid="00163c9b"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fo:font-weight="normal" officeooo:rsid="001704a5" officeooo:paragraph-rsid="001704a5"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fo:font-weight="normal" officeooo:rsid="001f9f1b" officeooo:paragraph-rsid="001f9f1b"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fo:font-weight="normal" officeooo:rsid="002117b9" officeooo:paragraph-rsid="002117b9" style:font-size-asian="12pt" style:font-weight-asian="normal" style:font-size-complex="12pt" style:font-weight-complex="normal"/>
    </style:style>
    <style:style style:name="P11" style:family="paragraph" style:parent-style-name="Standard">
      <style:text-properties style:font-name="Arial" fo:font-size="12pt" officeooo:rsid="0012af09" officeooo:paragraph-rsid="0012af09" style:font-size-asian="12pt" style:font-size-complex="12pt"/>
    </style:style>
    <style:style style:name="P12" style:family="paragraph" style:parent-style-name="Standard">
      <style:text-properties style:font-name="Arial" fo:font-size="12pt" officeooo:rsid="00169bb3" officeooo:paragraph-rsid="00169bb3" style:font-size-asian="12pt" style:font-size-complex="12pt"/>
    </style:style>
    <style:style style:name="P13" style:family="paragraph" style:parent-style-name="Standard">
      <style:paragraph-properties fo:text-align="center" style:justify-single-word="false"/>
      <style:text-properties style:font-name="Arial" fo:font-size="20pt" fo:font-weight="bold" officeooo:rsid="0013bbf0" officeooo:paragraph-rsid="0013bbf0" style:font-size-asian="20pt" style:font-weight-asian="bold" style:font-size-complex="20pt" style:font-weight-complex="bold"/>
    </style:style>
    <style:style style:name="P14" style:family="paragraph" style:parent-style-name="Standard">
      <style:paragraph-properties fo:text-align="center" style:justify-single-word="false"/>
      <style:text-properties style:font-name="Arial" fo:font-size="20pt" fo:font-weight="bold" officeooo:rsid="0012af09" officeooo:paragraph-rsid="0012af09" style:font-size-asian="20pt" style:font-weight-asian="bold" style:font-size-complex="20pt" style:font-weight-complex="bold"/>
    </style:style>
    <style:style style:name="P15" style:family="paragraph" style:parent-style-name="Standard">
      <style:text-properties style:font-name="Arial" officeooo:rsid="0012af09" officeooo:paragraph-rsid="0012af09"/>
    </style:style>
    <style:style style:name="P16" style:family="paragraph" style:parent-style-name="Standard">
      <style:text-properties style:font-name="Arial" officeooo:rsid="0012af09" officeooo:paragraph-rsid="0012af09"/>
    </style:style>
    <style:style style:name="T1" style:family="text">
      <style:text-properties officeooo:rsid="0014a117"/>
    </style:style>
    <style:style style:name="T2" style:family="text">
      <style:text-properties fo:font-style="italic"/>
    </style:style>
    <style:style style:name="T3" style:family="text">
      <style:text-properties officeooo:rsid="00186c56"/>
    </style:style>
    <style:style style:name="T4" style:family="text">
      <style:text-properties style:font-name="Arial" fo:font-size="12pt" style:font-size-asian="12pt" style:font-size-complex="12pt"/>
    </style:style>
    <style:style style:name="T5" style:family="text">
      <style:text-properties officeooo:rsid="002117b9"/>
    </style:style>
    <style:style style:name="T6" style:family="text">
      <style:text-properties officeooo:rsid="0021fab6"/>
    </style:style>
    <style:style style:name="T7" style:family="text">
      <style:text-properties officeooo:rsid="0022bfa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ebate: ¿Cómo hacer uso ético de los datos en IA?</text:p>
      <text:p text:style-name="P14"/>
      <text:p text:style-name="P4">La IA necesita los datos para poder aprender de ellos, sacar patrones y poder predecir lo más aproximado posible a aquella función que han sido diseñadas. Pueden utilizarse para funciones triviales como OCR (Optical Character Recognition), las cuales necesitan datos como letras y letras provenientes de libros o de escrituras humanas. Aquí no hay ningún problema en ofrecer esos datos, pero cuando la IA hace funciones más complicadas, como detectar los posibles robos o situaciones de conflicto, en cámaras de seguridad, una IA que dictamine el precio de un seguro de casa o de vida, o simplemente una página web que te pida datos para que mediante <text:span text:style-name="T1">C</text:span>ookies se adapte a ti la web. Estas funciones requieren datos personales, y aquí hay debate sobre hasta qué punto hay que ceder los datos para que la IA funcione correctamente o la privacidad personal.</text:p>
      <text:p text:style-name="P4"/>
      <text:p text:style-name="P5">En Europa se ha aprobado la GDPR (General Data Protection Regulation), <text:span text:style-name="T3">y en España la LOPD (Ley Orgánica de Protección de Datos), </text:span>intentando regular el uso de datos de las grandes empresas. Una de las medidas ha sido que tienes que aceptar las Cookies activamente, en vez de pasivamente, como antiguamente que había mensajes “Si sigue navegando por la web acepta la política de Cookies”. Las Cookies son importantes archivos que guardan información personalizada. Son muy útil a las empresas, ya que las IAs pueden inferir qué productos tienen más probabilidades de que tú los compres, a partir de los productos que has comprado anteriormente y tus hábitos de navegación. </text:p>
      <text:p text:style-name="P5">Como una compañera ha mencionado en el foro, aquí surge otro problema para debatir, ¿Cuál es la frontera entre que una empresa comparta tus datos a otra? Facebook y WhatsApp son dos productos distintos de la misma compañía, ¿Podrían comunicarse datos personales o no?</text:p>
      <text:p text:style-name="P5"/>
      <text:p text:style-name="P6">Algunas personas pueden estar a favor del uso de compartir todos los datos con tal de que se usen de manera anónima, esto es, de que da<text:span text:style-name="T6">d</text:span>o un data set, no se pueda identificar al individuo del cu<text:span text:style-name="T6">a</text:span>l procede. Este argumento tiene el problema de que hay usos, como en el mundo médico, que es posible que unos casos clínicos determinen completamente a un paciente, teniendo una enfermedad rara por ejemplo.</text:p>
      <text:p text:style-name="P6"/>
      <text:p text:style-name="P8">China tiene una política reactiva, esto es que no hay regulación sino una serie de sanciones si ha causado un daño. El problema de estas medidas reactivas es que alguien tiene que denunciar que otra empresa ha causado un daño, es decir, que si no hay transparencia será muy difícil ver que ha habido un daño a alguna parte implicada. Quizá sea mejor fomentar medidas que fomenten u oblig<text:span text:style-name="T7">u</text:span>en a una mayor transparencia.</text:p>
      <text:p text:style-name="P8"/>
      <text:p text:style-name="P9">Muy <text:span text:style-name="T5">probablemente</text:span>, la preocupación que hay sobre los datos no es en el avance científico sino en el uso comercial de ellos, de que las empresas generen dinero con tu información. Un ejemplo de ello es en el casino, donde la casa utilizando la información de cómo juegas y de tus apuestas te da una serie de bonos, donde psicológicamente <text:span text:style-name="T5">te animen a apostar más y más. Esto podría verse como que el único fin del casino es </text:span><text:soft-page-break/><text:span text:style-name="T5">sacarte el máximo beneficio, y tú como cliente saldrías perjudicado económicamente, además de que incrementaría una enfermedad como lo es la ludopatía.</text:span></text:p>
      <text:p text:style-name="P9"/>
      <text:p text:style-name="P10">Para mí es un tema muy importante a debatir, ya que toda la población está sometida al uso de los datos, por lo que debería seguirse hablando, y sobre todo, regulando.</text:p>
      <text:p text:style-name="P5"/>
      <text:p text:style-name="P5"/>
      <text:p text:style-name="P7">Fuentes:</text:p>
      <text:p text:style-name="P7"/>
      <text:p text:style-name="P7">Foro de IA, en Moodle (Requiere cuenta con acceso):</text:p>
      <text:p text:style-name="P3"><text:a xlink:type="simple" xlink:href="https://moodle.uam.es/mod/forum/view.php?id=1659857" text:style-name="Internet_20_link" text:visited-style-name="Visited_20_Internet_20_Link"><text:span text:style-name="T4">https://moodle.uam.es/mod/forum/view.php?id=1659857</text:span></text:a><text:span text:style-name="T4"> </text:span></text:p>
      <text:p text:style-name="P11"/>
      <text:p text:style-name="P12">Usos en el sector público (PDF):</text:p>
      <text:p text:style-name="P12">Abdala, M., Lacroix, S., &amp; Soubie, S. A. N. T. I. A. G. O. (2019). La política de la Inteligencia Artificial: sus usos en el sector público y sus implicancias regulatorias. <text:span text:style-name="T2">Documento de trabajo</text:span>, (185).</text:p>
      <text:p text:style-name="P12"/>
      <text:p text:style-name="P12">Punto de vista médico (PDF):</text:p>
      <text:p text:style-name="P12">Vidal Ledo, M. J., Madruga González, A., &amp; Valdés Santiago, D. (2019). Inteligencia artificial en la docencia médica. <text:span text:style-name="T2">Educación Médica Superior</text:span>, <text:span text:style-name="T2">33</text:span>(3).</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officeooo:rsid="0013bbf0" officeooo:paragraph-rsid="0013bbf0"/>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Junco de las Heras Valenzuela</text:p>
        <text:p text:style-name="MP1">Doble Grado</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8T14:35:47.256129052</meta:creation-date>
    <dc:date>2021-03-23T12:55:45.490844476</dc:date>
    <meta:editing-duration>PT54M55S</meta:editing-duration>
    <meta:editing-cycles>13</meta:editing-cycles>
    <meta:generator>LibreOffice/6.0.7.3$Linux_X86_64 LibreOffice_project/00m0$Build-3</meta:generator>
    <meta:document-statistic meta:table-count="0" meta:image-count="0" meta:object-count="0" meta:page-count="2" meta:paragraph-count="18" meta:word-count="668" meta:character-count="3963" meta:non-whitespace-character-count="3311"/>
  </office:meta>
</office:document-meta>
</file>